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B5E000029DDF1F3F943.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style:text-underline-style="none"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6"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7" style:family="paragraph" style:parent-style-name="Standard" style:list-style-name="L1">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8" style:family="paragraph" style:parent-style-name="Standard" style:list-style-name="L2">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9" style:family="paragraph" style:parent-style-name="Standard" style:list-style-name="L3">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10" style:family="paragraph" style:parent-style-name="Standard" style:list-style-name="L4">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11" style:family="paragraph" style:parent-style-name="Standard" style:list-style-name="L5">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T1" style:family="text">
      <style:text-properties fo:font-weight="normal" style:font-weight-asian="normal" style:font-weight-complex="normal"/>
    </style:style>
    <style:style style:name="T2" style:family="text">
      <style:text-properties style:text-position="super 58%" fo:font-weight="normal" style:font-weight-asian="normal" style:font-weight-complex="normal"/>
    </style:style>
    <style:style style:name="T3"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troduction</text:p>
      <text:p text:style-name="P2"/>
      <text:p text:style-name="P2"/>
      <text:p text:style-name="P1">1.1: Motivation and Rationale</text:p>
      <text:p text:style-name="P3"/>
      <text:p text:style-name="P3">The games market is more diverse than ever. Today anyone who has access to a computer and an internet connection can create and distribute a game of their own. Development teams can range between one person to many hundreds of people, which is paving the way for great diversity in game genres, structures and mechanics.</text:p>
      <text:p text:style-name="P3"/>
      <text:p text:style-name="P1"><text:span text:style-name="T1">One trait which we see in many successful games today is the idea of dynamic content, meaning that the game-play experience has moved away from being predictable and linear. This trend manifests its self in a variety of ways. One of my favourite examples of this is Mine Craft</text:span><text:span text:style-name="T2">[1]</text:span><text:span text:style-name="T1">, a hugely successful game selling over 19 million copies worldwide</text:span><text:span text:style-name="T2">[1]</text:span><text:span text:style-name="T1">, in which players are provided with no direction or goals and just a set of simple rules by which they can create their own experience. A game like Mine Craft shows that there is a market for games in which elements of the environment are completely randomly generated, and that this concept alone can attract a certain type of gamer. There are many games which market themselves around the idea that no two players are likely to have the exact same experience, meaning that a player can re-play the game without necessarily getting bored. Online and open world game models also provide the player with the ability to re-experience the game in a different way, by introducing different types of random variables. For example the unpredictable nature of other players, or a vast enough landscape that you would miss large parts of it on the first play-through. But what is the next step for this dynamic content?</text:span></text:p>
      <text:p text:style-name="P3"/>
      <text:p text:style-name="P1"><text:span text:style-name="T1">In my observation, many games try to simulate worlds that are similar to our own, even if they allow the player to do things they wouldn't otherwise be able to do. Our simulations have become very advanced in many fields, such as graphics and physics, but they lack certain other more subtle elements of our world that make it so diverse and dynamic. For example, the existence of a powerful adaptable ecosystem is not something that is reflected in most MMORPG's (Massively Multi-player Online Roll Play Games) such as the game World of Warcraft</text:span><text:span text:style-name="T2">[2].</text:span><text:span text:style-name="T1">. There is no evolution or adaptation of species, no recognition of the fluctuation of player density in certain areas and no selective breeding or cross breeding of NPC's within the world. This is an idea that I think could find a place in such a large and diverse industry. My research project aims to take the first steps towards this by exploring the idea of having an ecosystem of NPC's which are evolving via a GA (genetic algorithm) throughout a game.</text:span></text:p>
      <text:p text:style-name="P3"/>
      <text:p text:style-name="P1"/>
      <text:p text:style-name="P1"/>
      <text:p text:style-name="P1"/>
      <text:p text:style-name="P1"><text:soft-page-break/>1.2: Aim and Objectives</text:p>
      <text:p text:style-name="P3"/>
      <text:p text:style-name="P3"><text:span text:style-name="T3">Aim:</text:span> To assess the effectiveness of genetic algorithms as a means of generating non-player characters within a game.</text:p>
      <text:p text:style-name="P3"/>
      <text:p text:style-name="P4">Objectives:</text:p>
      <text:list xml:id="list7929461578111733711" text:style-name="L1">
        <text:list-item>
          <text:list>
            <text:list-item>
              <text:p text:style-name="P7">Use a set time to accumulate background research into the use of Genetic Algorithms in games and related research projects.</text:p>
              <text:p text:style-name="P7"/>
            </text:list-item>
          </text:list>
        </text:list-item>
      </text:list>
      <text:list xml:id="list4248569865985608424" text:style-name="L2">
        <text:list-item>
          <text:list>
            <text:list-item>
              <text:p text:style-name="P8">Design a game to assist in achieving my aim.</text:p>
            </text:list-item>
          </text:list>
        </text:list-item>
      </text:list>
      <text:list xml:id="list4577654951815770285" text:style-name="L3">
        <text:list-item>
          <text:list>
            <text:list-header>
              <text:p text:style-name="P9"/>
            </text:list-header>
          </text:list>
        </text:list-item>
      </text:list>
      <text:list xml:id="list6790825017040660155" text:style-name="L4">
        <text:list-item>
          <text:list>
            <text:list-item>
              <text:p text:style-name="P10">Implement the game and tune the evolutionary algorithm.</text:p>
              <text:p text:style-name="P10"/>
            </text:list-item>
          </text:list>
        </text:list-item>
      </text:list>
      <text:list xml:id="list4310664156780105293" text:style-name="L5">
        <text:list-item>
          <text:list>
            <text:list-item>
              <text:p text:style-name="P11">Reflect on the game and personally evaluate the strengths and weaknesses of the game mechanics and what this tells us about the potential for genetic algorithms in games.</text:p>
            </text:list-item>
          </text:list>
        </text:list-item>
      </text:list>
      <text:p text:style-name="P3"/>
      <text:p text:style-name="P3"/>
      <text:p text:style-name="P1">1.3: Project Schedule</text:p>
      <text:p text:style-name="P3"/>
      <text:p text:style-name="P12"><draw:frame draw:style-name="fr1" draw:name="graphics1" text:anchor-type="paragraph" svg:width="17cm" svg:height="7.789cm" draw:z-index="0"><draw:image xlink:href="Pictures/2000000700005B5E000029DDF1F3F943.svm" xlink:type="simple" xlink:show="embed" xlink:actuate="onLoad"/></draw:frame>Figure 1.1 (Project schedule Gantt chart)</text:p>
      <text:p text:style-name="P3"/>
      <text:p text:style-name="P3">My Background research consists of reading relevant material to my subject. I will start by looking into previous studies that are similar to my own, and addressing how that should affect my work, and then move on to looking at what questions remain unanswered by previous research. </text:p>
      <text:p text:style-name="P3"/>
      <text:p text:style-name="P3">The game design phase is particularly important, because without a good game design, I will not be able to evaluate my aim successfully. I have therefore set aside a good amount of time to do this. </text:p>
      <text:p text:style-name="P3"/>
      <text:p text:style-name="P3"><text:soft-page-break/>Next I will move on to implementation, which I will break down into three primary sections. I need to first develop a knowledge representation for an NPC, which is a data construct that contains enough detail to define exactly what an NPC should look like and how it should behave. This knowledge representation needs to be structured in a way that allows me to cross breed instances, and mutate elements of particular NPC's to define new ones. Once this has been achieved, I can move on to creating an evolution simulation with a graphical representation. I essentially will write and tune a genetic algorithm that allows the NPC's to evolve to perform some basic tasks that they will need to be capable of doing in the game. Finally I will need to write in the game-play elements and basic menu structures so that the game can be distributed and played.</text:p>
      <text:p text:style-name="P3"/>
      <text:p text:style-name="P3">At the end I have allowed time to evaluate my game and write my dissertation. My evaluation will involve critically analysing my game with regard to my aim. I may collect feedback from academic colleagues, but I will not be using surveys to assess my work.</text:p>
      <text:p text:style-name="P3"/>
      <text:p text:style-name="P3"/>
      <text:p text:style-name="P3"/>
      <text:p text:style-name="P1">References:</text:p>
      <text:p text:style-name="P3"/>
      <text:p text:style-name="P3">[1] <text:a xlink:type="simple" xlink:href="https://minecraft.net/">https://minecraft.net/</text:a> </text:p>
      <text:p text:style-name="P3"/>
      <text:p text:style-name="P3">[2] <text:a xlink:type="simple" xlink:href="http://us.battle.net/wow/en/">http://us.battle.net/wow/e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Amantea-Collins</meta:initial-creator>
    <meta:creation-date>2015-03-29T21:36:17.29</meta:creation-date>
    <dc:date>2015-04-22T14:23:20.79</dc:date>
    <dc:creator>Sam Amantea-Collins</dc:creator>
    <meta:editing-duration>PT4H49M59S</meta:editing-duration>
    <meta:editing-cycles>22</meta:editing-cycles>
    <meta:generator>OpenOffice/4.0.0$Win32 OpenOffice.org_project/400m3$Build-9702</meta:generator>
    <meta:document-statistic meta:table-count="0" meta:image-count="1" meta:object-count="0" meta:page-count="3" meta:paragraph-count="21" meta:word-count="836" meta:character-count="4901"/>
  </office:meta>
</office:document-meta>
</file>